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472" officeooo:paragraph-rsid="0018d472"/>
    </style:style>
    <style:style style:name="P2" style:family="paragraph" style:parent-style-name="Text_20_body">
      <style:text-properties officeooo:rsid="001e1bc2" officeooo:paragraph-rsid="001e1bc2"/>
    </style:style>
    <style:style style:name="P3" style:family="paragraph" style:parent-style-name="Text_20_body">
      <style:text-properties officeooo:rsid="001f1f8a" officeooo:paragraph-rsid="001f1f8a"/>
    </style:style>
    <style:style style:name="P4" style:family="paragraph" style:parent-style-name="Text_20_body">
      <style:text-properties officeooo:rsid="001f1f8a" officeooo:paragraph-rsid="00645267"/>
    </style:style>
    <style:style style:name="P5" style:family="paragraph" style:parent-style-name="Text_20_body">
      <style:text-properties officeooo:rsid="00204c1b" officeooo:paragraph-rsid="00204c1b"/>
    </style:style>
    <style:style style:name="P6" style:family="paragraph" style:parent-style-name="Text_20_body">
      <style:text-properties officeooo:rsid="00204c1b" officeooo:paragraph-rsid="00227016"/>
    </style:style>
    <style:style style:name="P7" style:family="paragraph" style:parent-style-name="Text_20_body">
      <style:text-properties officeooo:rsid="00227016" officeooo:paragraph-rsid="00227016"/>
    </style:style>
    <style:style style:name="P8" style:family="paragraph" style:parent-style-name="Text_20_body">
      <style:text-properties officeooo:rsid="00227016" officeooo:paragraph-rsid="00294bda"/>
    </style:style>
    <style:style style:name="P9" style:family="paragraph" style:parent-style-name="Text_20_body">
      <style:text-properties officeooo:rsid="002f98c2" officeooo:paragraph-rsid="002f98c2"/>
    </style:style>
    <style:style style:name="P10" style:family="paragraph" style:parent-style-name="Text_20_body">
      <style:text-properties officeooo:rsid="002f98c2" officeooo:paragraph-rsid="0043dac0"/>
    </style:style>
    <style:style style:name="P11" style:family="paragraph" style:parent-style-name="Text_20_body">
      <style:text-properties officeooo:rsid="002ff32f" officeooo:paragraph-rsid="002ff32f"/>
    </style:style>
    <style:style style:name="P12" style:family="paragraph" style:parent-style-name="Text_20_body">
      <style:text-properties officeooo:rsid="0031a3da" officeooo:paragraph-rsid="0031a3da"/>
    </style:style>
    <style:style style:name="P13" style:family="paragraph" style:parent-style-name="Text_20_body">
      <style:text-properties officeooo:rsid="0032a189" officeooo:paragraph-rsid="0032a189"/>
    </style:style>
    <style:style style:name="P14" style:family="paragraph" style:parent-style-name="Text_20_body">
      <style:text-properties officeooo:rsid="0022ff77" officeooo:paragraph-rsid="002a70ca"/>
    </style:style>
    <style:style style:name="P15" style:family="paragraph" style:parent-style-name="Text_20_body">
      <style:text-properties officeooo:rsid="0022ff77" officeooo:paragraph-rsid="002e40aa"/>
    </style:style>
    <style:style style:name="P16" style:family="paragraph" style:parent-style-name="Text_20_body">
      <style:text-properties officeooo:rsid="0022ff77" officeooo:paragraph-rsid="003c3682"/>
    </style:style>
    <style:style style:name="P17" style:family="paragraph" style:parent-style-name="Text_20_body">
      <style:text-properties officeooo:rsid="00367a66" officeooo:paragraph-rsid="00367a66"/>
    </style:style>
    <style:style style:name="P18" style:family="paragraph" style:parent-style-name="Text_20_body">
      <style:text-properties officeooo:rsid="00367a66" officeooo:paragraph-rsid="0036ba9f"/>
    </style:style>
    <style:style style:name="P19" style:family="paragraph" style:parent-style-name="Text_20_body">
      <style:text-properties officeooo:rsid="00367a66" officeooo:paragraph-rsid="00374ae7"/>
    </style:style>
    <style:style style:name="P20" style:family="paragraph" style:parent-style-name="Text_20_body">
      <style:text-properties officeooo:rsid="00374ae7" officeooo:paragraph-rsid="00374ae7"/>
    </style:style>
    <style:style style:name="P21" style:family="paragraph" style:parent-style-name="Text_20_body">
      <style:text-properties officeooo:rsid="003aa9f9" officeooo:paragraph-rsid="003aa9f9"/>
    </style:style>
    <style:style style:name="P22" style:family="paragraph" style:parent-style-name="Text_20_body">
      <style:text-properties officeooo:rsid="003f894a" officeooo:paragraph-rsid="003f894a"/>
    </style:style>
    <style:style style:name="P23" style:family="paragraph" style:parent-style-name="Text_20_body">
      <style:text-properties officeooo:rsid="002f1ca7" officeooo:paragraph-rsid="0040a726"/>
    </style:style>
    <style:style style:name="P24" style:family="paragraph" style:parent-style-name="Text_20_body">
      <style:text-properties officeooo:rsid="002f1ca7" officeooo:paragraph-rsid="002f1ca7"/>
    </style:style>
    <style:style style:name="P25" style:family="paragraph" style:parent-style-name="Text_20_body">
      <style:text-properties officeooo:rsid="0040a726" officeooo:paragraph-rsid="004265a4"/>
    </style:style>
    <style:style style:name="P26" style:family="paragraph" style:parent-style-name="Text_20_body">
      <style:text-properties officeooo:rsid="0039213f" officeooo:paragraph-rsid="004a1947"/>
    </style:style>
    <style:style style:name="P27" style:family="paragraph" style:parent-style-name="Text_20_body">
      <style:text-properties officeooo:rsid="004a1947" officeooo:paragraph-rsid="004a1947"/>
    </style:style>
    <style:style style:name="P28" style:family="paragraph" style:parent-style-name="Text_20_body">
      <style:text-properties officeooo:rsid="004a1947" officeooo:paragraph-rsid="004cd26f"/>
    </style:style>
    <style:style style:name="P29" style:family="paragraph" style:parent-style-name="Text_20_body">
      <style:text-properties officeooo:rsid="004a1947" officeooo:paragraph-rsid="005023d5"/>
    </style:style>
    <style:style style:name="P30" style:family="paragraph" style:parent-style-name="Text_20_body">
      <style:text-properties officeooo:rsid="00551494" officeooo:paragraph-rsid="00551494"/>
    </style:style>
    <style:style style:name="P31" style:family="paragraph" style:parent-style-name="Text_20_body">
      <style:text-properties officeooo:rsid="00562d43" officeooo:paragraph-rsid="00562d43"/>
    </style:style>
    <style:style style:name="P32" style:family="paragraph" style:parent-style-name="Text_20_body">
      <style:text-properties officeooo:rsid="005c6152" officeooo:paragraph-rsid="005c6152"/>
    </style:style>
    <style:style style:name="P33" style:family="paragraph" style:parent-style-name="Text_20_body">
      <style:text-properties officeooo:rsid="005d83e1" officeooo:paragraph-rsid="005d83e1"/>
    </style:style>
    <style:style style:name="P34" style:family="paragraph" style:parent-style-name="Text_20_body">
      <style:text-properties officeooo:rsid="004f5ea1" officeooo:paragraph-rsid="004fd6fb"/>
    </style:style>
    <style:style style:name="P35" style:family="paragraph" style:parent-style-name="Text_20_body">
      <style:text-properties officeooo:rsid="005023d5" officeooo:paragraph-rsid="005023d5"/>
    </style:style>
    <style:style style:name="P36" style:family="paragraph" style:parent-style-name="Text_20_body">
      <style:text-properties officeooo:rsid="00571d4f" officeooo:paragraph-rsid="00571d4f"/>
    </style:style>
    <style:style style:name="P37" style:family="paragraph" style:parent-style-name="Text_20_body">
      <style:text-properties officeooo:rsid="005afd68" officeooo:paragraph-rsid="005c6152"/>
    </style:style>
    <style:style style:name="P38" style:family="paragraph" style:parent-style-name="Text_20_body">
      <style:text-properties officeooo:rsid="005fda82" officeooo:paragraph-rsid="005fda82"/>
    </style:style>
    <style:style style:name="P39" style:family="paragraph" style:parent-style-name="Table_20_Contents">
      <style:paragraph-properties fo:text-align="center" style:justify-single-word="false"/>
      <style:text-properties fo:font-weight="bold" officeooo:rsid="002ff32f" officeooo:paragraph-rsid="002ff32f" style:font-weight-asian="bold" style:font-weight-complex="bold"/>
    </style:style>
    <style:style style:name="P40" style:family="paragraph" style:parent-style-name="Table_20_Contents">
      <style:text-properties officeooo:rsid="002ff32f" officeooo:paragraph-rsid="002ff32f"/>
    </style:style>
    <style:style style:name="P41" style:family="paragraph" style:parent-style-name="Heading_20_1">
      <style:text-properties officeooo:rsid="0018d472" officeooo:paragraph-rsid="0018d472"/>
    </style:style>
    <style:style style:name="P42" style:family="paragraph" style:parent-style-name="Heading_20_1">
      <style:text-properties officeooo:rsid="001f1f8a" officeooo:paragraph-rsid="001f1f8a"/>
    </style:style>
    <style:style style:name="P43" style:family="paragraph" style:parent-style-name="Text_20_body" style:list-style-name="L1">
      <style:text-properties officeooo:rsid="0018d472" officeooo:paragraph-rsid="0018d472"/>
    </style:style>
    <style:style style:name="P44" style:family="paragraph" style:parent-style-name="Text_20_body" style:list-style-name="L2">
      <style:text-properties officeooo:rsid="0018d472" officeooo:paragraph-rsid="0018d472"/>
    </style:style>
    <style:style style:name="P45" style:family="paragraph" style:parent-style-name="Text_20_body" style:list-style-name="L2">
      <style:text-properties officeooo:rsid="0018d472" officeooo:paragraph-rsid="0018d6e9"/>
    </style:style>
    <style:style style:name="P46" style:family="paragraph" style:parent-style-name="Text_20_body" style:list-style-name="L2">
      <style:text-properties officeooo:rsid="0018d6e9" officeooo:paragraph-rsid="0018d6e9"/>
    </style:style>
    <style:style style:name="P47" style:family="paragraph" style:parent-style-name="Text_20_body" style:list-style-name="L2">
      <style:text-properties officeooo:rsid="001a0db5" officeooo:paragraph-rsid="001a0db5"/>
    </style:style>
    <style:style style:name="P48" style:family="paragraph" style:parent-style-name="Text_20_body" style:list-style-name="L2">
      <style:text-properties officeooo:rsid="001cf46e" officeooo:paragraph-rsid="001cf46e"/>
    </style:style>
    <style:style style:name="P49" style:family="paragraph" style:parent-style-name="Text_20_body" style:list-style-name="L2">
      <style:text-properties officeooo:rsid="001e1bc2" officeooo:paragraph-rsid="001e1bc2"/>
    </style:style>
    <style:style style:name="P50" style:family="paragraph" style:parent-style-name="Text_20_body">
      <style:text-properties officeooo:rsid="005fda82" officeooo:paragraph-rsid="0065c570"/>
    </style:style>
    <style:style style:name="P51" style:family="paragraph" style:parent-style-name="Text_20_body">
      <style:text-properties officeooo:rsid="006cabca" officeooo:paragraph-rsid="006cabca"/>
    </style:style>
    <style:style style:name="P52" style:family="paragraph" style:parent-style-name="Text_20_body">
      <style:text-properties officeooo:rsid="006cabca" officeooo:paragraph-rsid="006dbd62"/>
    </style:style>
    <style:style style:name="P53" style:family="paragraph" style:parent-style-name="Text_20_body">
      <style:text-properties officeooo:rsid="006dbd62" officeooo:paragraph-rsid="006dbd62"/>
    </style:style>
    <style:style style:name="P54" style:family="paragraph" style:parent-style-name="Text_20_body">
      <style:text-properties officeooo:rsid="006ebc04" officeooo:paragraph-rsid="006ebc04"/>
    </style:style>
    <style:style style:name="P55" style:family="paragraph" style:parent-style-name="Text_20_body">
      <style:text-properties officeooo:rsid="00709955" officeooo:paragraph-rsid="00709955"/>
    </style:style>
    <style:style style:name="P56" style:family="paragraph" style:parent-style-name="Text_20_body">
      <style:text-properties officeooo:rsid="00722946" officeooo:paragraph-rsid="00722946"/>
    </style:style>
    <style:style style:name="T1" style:family="text">
      <style:text-properties officeooo:rsid="001a0db5"/>
    </style:style>
    <style:style style:name="T2" style:family="text">
      <style:text-properties officeooo:rsid="001a9549"/>
    </style:style>
    <style:style style:name="T3" style:family="text">
      <style:text-properties officeooo:rsid="001f68ca"/>
    </style:style>
    <style:style style:name="T4" style:family="text">
      <style:text-properties officeooo:rsid="00213b6f"/>
    </style:style>
    <style:style style:name="T5" style:family="text">
      <style:text-properties officeooo:rsid="00227016"/>
    </style:style>
    <style:style style:name="T6" style:family="text">
      <style:text-properties officeooo:rsid="0022ff77"/>
    </style:style>
    <style:style style:name="T7" style:family="text">
      <style:text-properties officeooo:rsid="002418c7"/>
    </style:style>
    <style:style style:name="T8" style:family="text">
      <style:text-properties officeooo:rsid="0025f850"/>
    </style:style>
    <style:style style:name="T9" style:family="text">
      <style:text-properties officeooo:rsid="00278672"/>
    </style:style>
    <style:style style:name="T10" style:family="text">
      <style:text-properties officeooo:rsid="002d0235"/>
    </style:style>
    <style:style style:name="T11" style:family="text">
      <style:text-properties officeooo:rsid="002d696f"/>
    </style:style>
    <style:style style:name="T12" style:family="text">
      <style:text-properties officeooo:rsid="0032a189"/>
    </style:style>
    <style:style style:name="T13" style:family="text">
      <style:text-properties officeooo:rsid="0035888f"/>
    </style:style>
    <style:style style:name="T14" style:family="text">
      <style:text-properties officeooo:rsid="0036ba9f"/>
    </style:style>
    <style:style style:name="T15" style:family="text">
      <style:text-properties officeooo:rsid="00374ae7"/>
    </style:style>
    <style:style style:name="T16" style:family="text">
      <style:text-properties officeooo:rsid="00399741"/>
    </style:style>
    <style:style style:name="T17" style:family="text">
      <style:text-properties officeooo:rsid="003b934d"/>
    </style:style>
    <style:style style:name="T18" style:family="text">
      <style:text-properties officeooo:rsid="003c3682"/>
    </style:style>
    <style:style style:name="T19" style:family="text">
      <style:text-properties officeooo:rsid="003e1fc8"/>
    </style:style>
    <style:style style:name="T20" style:family="text">
      <style:text-properties officeooo:rsid="003f894a"/>
    </style:style>
    <style:style style:name="T21" style:family="text">
      <style:text-properties officeooo:rsid="004265a4"/>
    </style:style>
    <style:style style:name="T22" style:family="text">
      <style:text-properties officeooo:rsid="0043dac0"/>
    </style:style>
    <style:style style:name="T23" style:family="text">
      <style:text-properties officeooo:rsid="00450efa"/>
    </style:style>
    <style:style style:name="T24" style:family="text">
      <style:text-properties officeooo:rsid="0046bb1c"/>
    </style:style>
    <style:style style:name="T25" style:family="text">
      <style:text-properties officeooo:rsid="0047fe28"/>
    </style:style>
    <style:style style:name="T26" style:family="text">
      <style:text-properties officeooo:rsid="004cd26f"/>
    </style:style>
    <style:style style:name="T27" style:family="text">
      <style:text-properties officeooo:rsid="005023d5"/>
    </style:style>
    <style:style style:name="T28" style:family="text">
      <style:text-properties officeooo:rsid="005e4ff4"/>
    </style:style>
    <style:style style:name="T29" style:family="text">
      <style:text-properties officeooo:rsid="00612ab5"/>
    </style:style>
    <style:style style:name="T30" style:family="text">
      <style:text-properties officeooo:rsid="00645267"/>
    </style:style>
    <style:style style:name="T31" style:family="text">
      <style:text-properties officeooo:rsid="0065c570"/>
    </style:style>
    <style:style style:name="T32" style:family="text">
      <style:text-properties officeooo:rsid="006dbd62"/>
    </style:style>
    <style:style style:name="T33" style:family="text">
      <style:text-properties officeooo:rsid="006fefbb"/>
    </style:style>
    <style:style style:name="T34" style:family="text">
      <style:text-properties officeooo:rsid="007229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Audience</text:h>
      <text:p text:style-name="P1">Knowledgeable about FP, but assuming no background on dependent types.</text:p>
      <text:h text:style-name="Heading_20_1" text:outline-level="1">Goals</text:h>
      <text:list xml:id="list1483097702414481613" text:style-name="L1">
        <text:list-item>
          <text:p text:style-name="P43">Promote REA as a thought leader / good place to work on interesting problems (although most of the talk will not be about what we do at REA – but can achieve goal with a slide at the end).</text:p>
        </text:list-item>
        <text:list-item>
          <text:p text:style-name="P43">Improve the level of skill in using type systems amongst the audience, by ensuring audience leaves with basic knowledge of what is possible with dependent types and certified programs, a high level understanding of how dependent types work, and know where to look if they want to learn more.</text:p>
        </text:list-item>
      </text:list>
      <text:h text:style-name="P41" text:outline-level="1">How long is the talk</text:h>
      <text:p text:style-name="P1">90 minutes.</text:p>
      <text:h text:style-name="P41" text:outline-level="1">Key takeaway messages</text:h>
      <text:list xml:id="list5057626096523570977" text:style-name="L2">
        <text:list-item>
          <text:p text:style-name="P44">Objects (e.g. functions, or tuples of functions), can have properties about how the functions contained in them behave in relation to each other and to their inputs. <text:span text:style-name="T1">These properties can be written in the mathematical language of propositional logic.</text:span></text:p>
        </text:list-item>
        <text:list-item>
          <text:p text:style-name="P45">Property based testing ensures that a property holds for some of the space of possible inputs, but there could still be obscure corner cases. Formal verification means using a computer to prove rigourously that a property holds for all possible inputs; it takes correctness of programs to the next level.</text:p>
        </text:list-item>
        <text:list-item>
          <text:p text:style-name="P46">Depending on the property being verified, formal verification can range from being very simple to do to being very difficult to do. The key to using it effectively is to pick the right tool for the job. Use formal verification only when the benefits outweigh the costs.</text:p>
        </text:list-item>
        <text:list-item>
          <text:p text:style-name="P47">There is a relationship between propositions in logic and types in strongly typed programming languages <text:span text:style-name="T2">called the Howard-Curry Correspondence</text:span>. Propositions correspond to types. Values correspond a proof the type exists. Functional types can correspond to propositions that include ‘for all’ or ‘given’.</text:p>
        </text:list-item>
        <text:list-item>
          <text:p text:style-name="P47">In non-dependently typed programming languages, values have types, but types cannot reference values. In dependently typed programming languages, types can depend on values. <text:span text:style-name="T2">Relaxing this restriction makes the type system more powerful. In dependently typed languages, it is possible to encode more useful propositions using the Howard-Curry Correspondence.</text:span></text:p>
        </text:list-item>
        <text:list-item>
          <text:p text:style-name="P48"><text:soft-page-break/>Dependent typing simplifies the type system. Instead of a type that takes type parameters, you can simply define a function that yields a type. Higher order types are just higher order functions.</text:p>
        </text:list-item>
        <text:list-item>
          <text:p text:style-name="P49">Defining custom types lets you define the rules for writing proofs about whatever concept you are interested in. The type constructors are the axioms, and you combine those constructors (axioms) to build up a more complex value (proof) of the exact type (proposition) you need.</text:p>
        </text:list-item>
        <text:list-item>
          <text:p text:style-name="P49">Formally verifying properties with dependent types has practical applications to real world problems. Idris libraries use it to make sure operations are safe without having to check at runtime. Tail can only be called if you prove a string / list is not empty. The HTTP library http4idris uses it to makes server programs prove that they send exactly one HTTP response to every HTTP request.</text:p>
        </text:list-item>
      </text:list>
      <text:p text:style-name="P2"/>
      <text:h text:style-name="P42" text:outline-level="1">Roughly what I will say</text:h>
      <text:p text:style-name="P4">Welcome everyone! <text:span text:style-name="T30">I'm Andrew Miller. I'm a lead developer at REA Group. If you haven't heard of REA Group, we are an Australian digital property advertising company with headquarters in Melbourne. In Australia, our most well known brands are realestate.com.au and flatmates.com.au. The company grew from a tiny tech start-up to massively successful company spanning six countries and with a total engineering team of more than 400 people. Given the scale of what our company maintains, we have quite a range of technical requirements, and we use a range of different technologies. My team, and quite a few others in the company, does a lot of functional programming, mostly in Scala. So I'm super excited to be at Lambda Jam hearing about what others are doing in the FP space!</text:span></text:p>
      <text:p text:style-name="P4">This presentation is about what dependent types are and how you use them. But before we go into the details of what dependent types are, I would like to spend a few minutes to talk about what problems we will be solving with dependent types. So the first part of this talk is actually going to be about alternatives to dependent types!</text:p>
      <text:p text:style-name="P22">(TO DO: More sign-posting about the flow of the talk up front?)</text:p>
      <text:p text:style-name="P3">When we are programming, we usually want our software to be <text:span text:style-name="T3">correct. But in order to assess what correct means, we need to have a definition of what it means for our software to be correct. If we want a computer to check that our software is correct, then that definiton needs to be rigorous.</text:span></text:p>
      <text:p text:style-name="P5">One basic way to check your software is correct is to come up with example inputs and outputs for your functions, and put them into an example based unit test. For example, maybe I have a function that converts <text:span text:style-name="T6">natural </text:span>numbers into strings, like on the screen. <text:span text:style-name="T9">By natural numbers I mean zero, one, two, and so on, but not negative numbers</text:span>:</text:p>
      <text:p text:style-name="P5"><text:s text:c="10"/><text:span text:style-name="T6">nat</text:span>ToString : <text:span text:style-name="T6">Nat</text:span> → String</text:p>
      <text:p text:style-name="P5"><text:soft-page-break/>By this type signature, I mean the type of a function called <text:span text:style-name="T6">nat</text:span>ToString that takes a <text:span text:style-name="T9">natural number</text:span> and gives me a String as output. I could write tests to verify that <text:span text:style-name="T7">nat</text:span>ToString 9 returns a string containing 9, and natToString 10 returns a string containing 10.</text:p>
      <text:p text:style-name="P5">What if I want more confidence than that? Maybe we have two functions, like these ones on the screen:</text:p>
      <text:p text:style-name="P5"><text:s text:c="8"/><text:span text:style-name="T7">nat</text:span>ToString : <text:span text:style-name="T10">Nat</text:span> → String</text:p>
      <text:p text:style-name="P5"><text:s text:c="8"/>stringToNat : String → Maybe <text:span text:style-name="T8">Nat</text:span></text:p>
      <text:p text:style-name="P5">Now we have a function with the same signature as before to take an <text:span text:style-name="T10">Na</text:span>t to String. But we also have a way to take a String to a Maybe <text:span text:style-name="T8">Nat</text:span> – it is a Maybe<text:span text:style-name="T8">Nat</text:span>, because the String input may or may not represent a valid <text:span text:style-name="T8">Nat</text:span>.</text:p>
      <text:p text:style-name="P5"/>
      <text:p text:style-name="P5">If we have these two functions, what can we say about them to prove that they are correct? One thing we could do is we could keep doing example based testing. What if we want to take it further… what can we do?</text:p>
      <text:p text:style-name="P5">We could start to define some properties that our functions will hold. For example, if you give me a <text:span text:style-name="T11">natural number</text:span>, any <text:span text:style-name="T11">natural number</text:span>, and I pass that <text:span text:style-name="T11">number</text:span> into natToString, I’m going to get a String. If I then <text:span text:style-name="T4">put that String into stringToNat, I should get the original number I supplied, wrapped in a Just to make it a Maybe. So stringToNat of natToString is equivalent to Just. We could write our property using propositional logic like this:</text:span></text:p>
      <text:p text:style-name="P6"><text:s text:c="8"/>natToString : <text:span text:style-name="T6">Nat</text:span> → String</text:p>
      <text:p text:style-name="P6"><text:s text:c="8"/>stringToNat : String → Maybe <text:span text:style-name="T6">Nat</text:span></text:p>
      <text:p text:style-name="P6"><text:s text:c="8"/><text:span text:style-name="T5">forall a in Nat. stringToNat (natToString a) = Just a</text:span></text:p>
      <text:p text:style-name="P7">In other words, our proposition says that for every possible a that is a valid <text:span text:style-name="T6">natural number</text:span>, a certain equality holds.</text:p>
      <text:p text:style-name="P7">Now, let’s pretend that we have an implementation of natToString and stringToNat. How would we actually make sure this property holds?</text:p>
      <text:p text:style-name="P8">One thing we could do is write a property based test. <text:span text:style-name="T6">W</text:span>e could write our pro<text:span text:style-name="T6">perty</text:span> as a function that <text:span text:style-name="T6">takes an Nat – the a – and returns a boolean, indicating if the property holds for that a input</text:span>. <text:span text:style-name="T6">We now have a function that, if the property is met, will return true for every possible input. Our property based test will then call that function with many randomly selected Nats, and check that the function returns true – in other words, it is checking, for lots of different random inputs – potentially millions – that the desired property holds.</text:span></text:p>
      <text:p text:style-name="P14">That is an example of property based test<text:span text:style-name="T17">ing</text:span> – we have identified a property that should hold if our functions are correct, and we have verified that it holds for a large number of inputs. Property based testing is great – it lets us quickly have a lot more confidence that properties that matter to us hold. But… how many natural numbers are there? There are infinitely many natural numbers. Even though there are infinitely many, when we represent them on the computer, we are limited by the <text:soft-page-break/>amount of memory in the computer. But even for finite sized inputs, the number of possible inputs grows exponentially with the size.</text:p>
      <text:p text:style-name="P16">If we limit ourselves to natural numbers that can be represented in 50 bytes of storage, that’s 400 bits of data. In a real world problem, you might not have one 50 byte number, it might be 6 to 7 different 64 bit numbers. <text:span text:style-name="T17">Either way, there is</text:span> exponential growth <text:span text:style-name="T17">in</text:span> the number of <text:span text:style-name="T17">different </text:span>possible inputs <text:span text:style-name="T17">as the total size in bits grows</text:span>.</text:p>
      <text:p text:style-name="P16"><text:span text:style-name="T18">As an example, l</text:span>et’s pretend we found a way to make one computer for every atom in the known universe – that’s a lot of computers, up to about 10 to the power of 82. If each computer worked for the age of the universe – that’s about 14 billion years, and ran <text:span text:style-name="T18">very fast </text:span>at 10 GHz, and tested the property on one natural number per cycle... then we would <text:span text:style-name="T18">still </text:span>only be able to test the property for a tiny fraction of the possible natural numbers under 50 bytes!</text:p>
      <text:p text:style-name="P15">So even under the most unrealistic overestimates of possible computing power, and even for a relatively tiny size of input data, trying every possible input is not going to work. We can’t realistically use property based testing to be absolutely sure that a property holds for every possible input a program might face.</text:p>
      <text:p text:style-name="P15">Sometimes that is okay. If it applies for many randomly sampled inputs, we might be happy to assume that it applies for all. If there is some corner case where it doesn’t apply, and you have literally tested millions of inputs and not found it, then for some cases maybe it isn’t an important corner case. But maybe, on the other hand, your code will process a lot of data. And maybe people will deliberately try to find and exploit corner cases that property based tests won’t necessarily find. <text:span text:style-name="T20">You might have adversaries deliberately focused on finding security flaws where your property doesn’t hold, using their human creativity to come up and create otherwise unlikely scenarios</text:span>.</text:p>
      <text:p text:style-name="P24"><text:span text:style-name="T20">So if you do want to know that your property holds for all possible inputs, you are in the right talk! </text:span>I’m going to tell you how you can prove that your property holds for all possible inputs, even when there are too many possible inputs to consider them all individually. Before we go further, <text:span text:style-name="T20">let’s </text:span>define some terminology. Proving that your software is correct with respect to a property is called formal verification. If you have formally proved that your software holds one or more properties, the software is referred to as certified software. So software that has been formally verified is called certified software. Formal verification is different to testing in the sense that testing verifies that the software is correct for some possible inputs, while formal verification verifies that the software is correct for all possible inputs.</text:p>
      <text:p text:style-name="P25">(<text:span text:style-name="T21">On screen: </text:span>Fermat’s Last Theorem as an example).</text:p>
      <text:p text:style-name="P23">How hard <text:span text:style-name="T19">it is to formally verify your software</text:span> will depend on what the property is, and how your program is implemented. <text:s/>Some very simple properties can be easy to test but very hard to prove. <text:span text:style-name="T21">As an example, take Fermat’s last theorem. It can be stated as a very succinct proposition, but it took hundreds of years and many failed attempts before it was proven to be true for every possible input a, b, c, and n. That is an extreme case, and hopefully most properties that are important to your software will be a fair bit easier to prove than that – but in some cases it could still be very difficult.</text:span></text:p>
      <text:p text:style-name="P23"><text:soft-page-break/><text:span text:style-name="T21">Formal verification should be thought of as </text:span>another tool in your toolbox. This tool might make sense for you to use on the low hanging fruit – properties that are very easy to prove. It also might make sense to use more heavily if you are building base infrastructure <text:span text:style-name="T21">that</text:span> lots of other things rely on –<text:span text:style-name="T21"> to use whenever</text:span> getting confidence in correctness is of high value. It also might make sense if your property is extremely important – for example, maybe if your property doesn’t hold, people might die, or millions of dollars might be lost. The important thing to remember is that proving properties correct can sometimes be hard, and the ability to do so is another tool in your toolbox – it will be a good choice for some problems, and for other problems it will be a bad choice compared to just testing your code thoroughly. Hopefully, you will all go home today knowing the tools so that you can decide whether <text:span text:style-name="T21">it </text:span>makes sense.</text:p>
      <text:p text:style-name="P9">So… how do you actually prove that a property holds over a program? To answer that, we are going to need to look a bit deeper at propositional logic, and how it can be reflected on the computer.</text:p>
      <text:p text:style-name="P9"><text:span text:style-name="T22">(</text:span>On screen: <text:span text:style-name="T22">Lambda and Forall symbols).</text:span></text:p>
      <text:p text:style-name="P10">Fortunately for anyone who wants to prove things about functional programs, two logicians, Haskell Curry and William Howard, discovered that there is a correspondence between things that can be represented in type systems, and propositional logic. If we want to be more specific, the relationship was between typed lambda calculus and intuitionistic logic. <text:span text:style-name="T22">Typed lambda calculus is </text:span>a theory of types that underlies many statically typed modern programming languages. Intuitionistic logic is a particular form of mathemtical logic that can be used to state and prove propositions – it is very useful for proving things in. So Curry and Howard discovered this correspondence between what mathematicians write down on blackboards, and what programmers can type into their programs. It is now known as the Curry-Howard Correspondence.</text:p>
      <text:p text:style-name="P9"/>
      <text:p text:style-name="P9"/>
      <text:p text:style-name="P11">On screen:</text:p>
      <table:table table:name="Table1" table:style-name="Table1">
        <table:table-column table:style-name="Table1.A" table:number-columns-repeated="3"/>
        <table:table-row>
          <table:table-cell table:style-name="Table1.A1" office:value-type="string">
            <text:p text:style-name="P39">Typed lambda calculus</text:p>
          </table:table-cell>
          <table:table-cell table:style-name="Table1.A1" office:value-type="string">
            <text:p text:style-name="P39">Mathematical logic</text:p>
          </table:table-cell>
          <table:table-cell table:style-name="Table1.C1" office:value-type="string">
            <text:p text:style-name="P39">Example</text:p>
          </table:table-cell>
        </table:table-row>
        <table:table-row>
          <table:table-cell table:style-name="Table1.A2" office:value-type="string">
            <text:p text:style-name="P40">Type</text:p>
          </table:table-cell>
          <table:table-cell table:style-name="Table1.A2" office:value-type="string">
            <text:p text:style-name="P40">A proposition (a statement that may or may not be true)</text:p>
          </table:table-cell>
          <table:table-cell table:style-name="Table1.C2" office:value-type="string">
            <text:p text:style-name="P40">x : Nat ↔ There exists at least one natural number</text:p>
          </table:table-cell>
        </table:table-row>
        <table:table-row>
          <table:table-cell table:style-name="Table1.A2" office:value-type="string">
            <text:p text:style-name="P40">Value</text:p>
          </table:table-cell>
          <table:table-cell table:style-name="Table1.A2" office:value-type="string">
            <text:p text:style-name="P40">A proof</text:p>
          </table:table-cell>
          <table:table-cell table:style-name="Table1.C2" office:value-type="string">
            <text:p text:style-name="P40">x = 1 (I have proved that there exists a natural number by supplying an example, 1).</text:p>
          </table:table-cell>
        </table:table-row>
      </table:table>
      <text:p text:style-name="P11"/>
      <text:p text:style-name="P12">According to the Curry-Howard Correspondence, types correspond to propositions – that is, a claim of something, which may or may not be true. The general idea is that you can define types that represent things that you <text:span text:style-name="T23">may or may not</text:span> actually be able to construct. You <text:span text:style-name="T23">then </text:span>prove that the proposition represented by a type is true by supplying a value.</text:p>
      <text:p text:style-name="P12">If you haven’t seen an advanced type system before, it might be hard to see how this is actually useful. On screen, I have a simple but not particularly useful example. I have defined a variable, x, to have type Nat. According to the Curry-Howard Correspondence, this can be viewed as claiming that there is at least one natural number. Just by defining the type, I haven’t actually proved that <text:soft-page-break/>there is at least one natural number. However, proving it is trivial – I just need to supply a natural number. So in my code, I write x = 1 – but I can translate this back through the Curry-Howard Correspondence to treat it as a proof of the theorem by providing 1 as an example.</text:p>
      <text:p text:style-name="P12">That example was super trivial – after all, everyone already knows that there is at least one natural number, right! The trick is to extend the same concept from the really trivial example, and to apply it to something more complex. However, we are going to meet a problem when we try to do that. The type systems available to use in many programming languages – even pretty good ones like standard Haskell 98 – are just not powerful enough to write propositions that are anything more than trivial.</text:p>
      <text:p text:style-name="P12">Let’s look at one major constraint that these languages have in their type systems… they have values, and they have types. Values have types, but types cannot refer to values. Types sit above values, in their own special layer.</text:p>
      <text:p text:style-name="P12">(On screen: bar with ‘types’ in it, bar with ‘values’ in it, and arrows going in one direction from values to types).</text:p>
      <text:p text:style-name="P12">One way that type systems can be made much more powerful is if we relax this restriction. We can define type systems so that types are just a special type of value – and they can be calculated based on values. In other words, types <text:span text:style-name="T12">can depend on values. Languages that have this feature in their type system are called Dependently Typed Programming Languages. Dependent types are types that can depend on values.</text:span></text:p>
      <text:p text:style-name="P13">Let’s look at a really simple example of using dependent types, in Idris, a dependently typed programming language.</text:p>
      <text:p text:style-name="P13">(On screen)</text:p>
      <text:p text:style-name="P13">data Vec : Nat -&gt; Type -&gt; Type where</text:p>
      <text:p text:style-name="P13"><text:s text:c="2"/>MkVec : (l : List a) -&gt; Vec (length l) a</text:p>
      <text:p text:style-name="P13"/>
      <text:p text:style-name="P13">myVec : Vec 5 Nat</text:p>
      <text:p text:style-name="P13">myVec = MkVec [1, 2, 3, 4, 5]</text:p>
      <text:p text:style-name="P13"/>
      <text:p text:style-name="P13">Let me walk you through this example <text:span text:style-name="T15">on the screen</text:span>. I have defined a new data type called Vec, <text:span text:style-name="T15">to represent a vector with a fixed length that appears in the type</text:span>. But t<text:span text:style-name="T13">he</text:span> type itself has a type –<text:span text:style-name="T13"> it’s a function from a natural number and a type on to a type.</text:span></text:p>
      <text:p text:style-name="P17">Types which have a function signature type are just equivalent to types with type parameters in other languages. This demonstrates a nice feature of dependently typed languages. Things which require special language features like type parameters turn out to be equivalent to an existing concept<text:span text:style-name="T24"> </text:span>– functions. <text:span text:style-name="T25">A type with parameters is just a function you can call in the type level. </text:span>So depedently typed programming languages are more powerful, but sometimes that also makes them simpler.</text:p>
      <text:p text:style-name="P19"><text:soft-page-break/>So our Vec type takes a Nat and a Type, and gives us a type. <text:span text:style-name="T15">This makes sense if you think of a vector as being a fixed number of things of a certain type. So Vec 5 Nat is the type of a vector when we know, at compile time, that it contains 5 natural numbers. The 5 corresponds to the Nat in the type signature, and the Nat to the Type.</text:span></text:p>
      <text:p text:style-name="P19">So how do you make a Vec? On screen, I have also defined a new constructor as the only way to create a Vec. You give it a list of a, and it gives you a Vec. However, there is something special about the type signature… notice the (length l). Length is just a normal function that takes a list and gives a natural number with the length. However, two things are special here. Firstly, we are referring to a function – which is a type of value – from a type. The fact that length appears in a type at all is something that you can only do in a dependently typed language, and that is pretty cool! <text:span text:style-name="T14">We have referenced a function from our type.</text:span></text:p>
      <text:p text:style-name="P18">The other thing you will notice is the reference to l. So what is l? In the previous argument <text:span text:style-name="T14">to the constructor MkVec</text:span>, we said we expect a <text:span text:style-name="T14">List of a, but we also gave that list a name, l. This demonstrates another feature of dependently typed languages: a parameter or return type in a function type can depend on the value of another parameter earlier in the signature. So the exact type you get by calling MkVec will depend not only on the type of the list you pass to it, but also on the length. If it is not possible to determine the length of the list you pass at compile time, then you wouldn’t be able to compile a program to construct a fixed size vector.</text:span></text:p>
      <text:p text:style-name="P20">In this example, we show that we can construct a Vector of natural numbers of size 5 – in this case, the compiler can confirm that the list we are passing has size 5, and allows this program to compile.</text:p>
      <text:p text:style-name="P26">So let’s recap what it means for a programming language to be dependently typed… it means that types can make reference to – that they can depend on - values. Those values can be either in scope from a separate declaration, or they can be <text:span text:style-name="T16">from earlier parameters to the same function type</text:span>.</text:p>
      <text:p text:style-name="P26"/>
      <text:p text:style-name="P21">You now know about a more powerful type system. And we have talked about the Howard-Curry Correspondence, which says that types correspond to mathematical propositions. So, can we use our more powerful type system to check properties of our code that are useful? Yes we can! Using dependently typed programming languages like Idris, we can represent mathematical propositions as types. These propositions can state that a certain property involving one or more pure functions in your production code holds. We can then mathematically prove that the property always holds simply by constructing a value of the required type.</text:p>
      <text:p text:style-name="P21">We can use this type of thing for all sorts of basic mathematical relationships. For example, we could define axioms about what it means for one natural number to be less than another natural number, and then start proving things about array indices not being out of bounds at compile time. In order to understand how proving things works, let’s look at the logic game Minesweeper.</text:p>
      <text:p text:style-name="P27">(Show grid explaining game)</text:p>
      <text:p text:style-name="P27">In case anyone has never played Minesweeper before, let me give you a basic summary of the rules. <text:s text:c="2"/>The game will, behind the scenes, decide which squares have mines, and which don’t, but it won’t tell the player. <text:span text:style-name="T26">In the example on screen, the light grey squares are known non-mines, and the dark grey squares are of state unknown to the player. The light grey squares with a number in them tell </text:span><text:soft-page-break/><text:span text:style-name="T26">the player how many of the adjacent squares are mines - and the light grey squares with no numbers have no mines touching them. So for example, look at this square that shows a 1.It has 8 neighbours – left, right, below, above, and on the four diagonals. But of those 8, 7 are already known not to be mines. So by deduction, the one unknown square must be a mine. Now that we know that the diagonally adjacent unknown square is a mine, we can make further deductions. The square above the one is also a 1, and it is now already touching one known mine. So the square diagonally above that one must not be a mine.</text:span></text:p>
      <text:p text:style-name="P28"><text:span text:style-name="T26">In traditional game play, when you know that a cell is not a mine, you can click to reveal it. If you are wrong, you lose the entire game. If you are right and it really isn't a mine, clicking it reveals the number of neighbours that are mines. Minesweeper is only a game, but you can draw analogies between the type of logical reasoning you have to do to solve it to real world problems faced when programming. For example, maybe you have been asked to program a system that computes an index into an array as part of an algorithm, and accesses data from it. Some array indices will be valid and some won't. This sounds like quite a different problem to Minesweeper, but it has a few things in common. They are both reasoning about some type of object – array indices in one case, and cells in the other. They both have some basic axioms – facts that you can take for granted. For example, for the array indices case, the axioms might be about things like what it means for one number to be less than another number. For Minesweeper, the axioms are the numbers shown to you on the screen, and the rules like if a 1 is shown, exactly one of the neighbours must be a mine. In both cases, there is a property that must hold before you take some dangerous action. For example, in the array access case, accessing an out of bound index might crash the program, or open up a security hole. In the Minesweeper case, wrongly revealing a cell that is actually a mine ends the game.</text:span></text:p>
      <text:p text:style-name="P34">In both cases, dependent types can be used to formally verify that it is safe to perform the action before it is performed. Because the axioms in Minesweeper are quite intuitive, I decided it would be a good way to practice formally verifying things. Many of the skills and concepts that you can learn from proving Minesweeper logic transfer to proving things about programs.</text:p>
      <text:p text:style-name="P34">So I built a version of Minesweeper called proofsweeper. The twist to proofsweeper is that in order to successfully make a move, you have to formally prove things in Idris. You can prove to the computer that a cell is a mine, or that a cell isn't a mine. After each move, the game generates the axioms based on the information you can see – so you can only rely on facts you are allowed to see at the current point in the game. Unlike in normal Minesweeper, you can't die in Proofsweeper – if you can't formally prove a cell isn't a mine, you can't reveal it. In other words, formal verification guarantees correctness with respect to a property we care about.</text:p>
      <text:p text:style-name="P35">Proofsweeper is open source software that I have made available on GitHub. The URL is available down the bottom of this slide, and is also mentioned in the additional resources information for this talk. I have installed ProofSweeperEngine – that's a Haskell program that you use to actually play the game, and shown you the commands available on screen. Then I have run the command to start a new 8x8 game.</text:p>
      <text:p text:style-name="P35">You will see it has spat out the initial status of the game as some ASCII art. Across the top are the column numbers – 00 to 07. Down the left hand side are the row numbers – again 00 to 07. And in the middle is a grid, with a question mark anywhere where we don't know the mine status of a cell. <text:soft-page-break/>As in classic minesweeper, the numbers in the grid show the number of neighbouring mines, and zeros are shown as blank.</text:p>
      <text:p text:style-name="P29"><text:span text:style-name="T27">So to make progress, we need to either prove that a cell is a mine, or prove that a cell isn't a mine. Before we talk about how to do it formally, lets try to come up with a hand-wavy proof. Let's try to prove that 2,2 is a mine. When I say 2,2, I mean the column labelled 2, and the row labelled 2. We can't straightforwardly conclude that this is a mine by looking at a single known cell. We are going to need some more sophisticated form of logic. A common proof technique is to split out into several possible cases, and prove that a property holds under all of them. So let's split the possibilities for 0,2 into two cases: maybe it is a mine, or maybe it isn't. So let's start with 0,2 is a mine. So if 0,2 is a mine, only one cell adjacent to 0,1, up there, can be a mine. So therefore 1,2 is not a mine. Now only one cell adjacent to 1,1 is unknown – 2,2. And since 2 mines must be touching 1,1, we can conclude that if 0,2 is a mine, then 2,2 <text:s/>must also be. So that is one case. But what if 0,2 is not a mine? Then because 0,1 must be touching a mine, we know that 1,2 must be a mine. Now, 1,1 must be touching two mines, and it's touching one mine and one unknown. So 2,2 must be a mine. Therefore, 2,2 is a mine if 0,2 is a mine, or if 0,2 is not a mine. Therefore 2,2 is a mine.</text:span></text:p>
      <text:p text:style-name="P30">So, we have a hand-wavy proof – hopefully most of the audience is convinced that 2,2 is a mine. But in order to make it a formal proof, we need to convince the Idris compiler as well.</text:p>
      <text:p text:style-name="P31">Before you can start proving things about facts, you need to be able to represent them on the computer. Let's jump in to ProofSweeperBase.idr, which is a common Idris file which doesn't change throughout game play, and provides the base definitions. Here, note the definition of Coord. The type Coord has one constructor to create one, called MkCoord. MkCoord 0 0 is the top left corner. These lines here define how two coordinates can be compared for equality.</text:p>
      <text:p text:style-name="P31">Next, look at the definition of MineProp. This represents the possible types of propositions you can make about a cell with regard to mines. There are three constructors. IsMine means that the cell is a mine. IsNotMine means that the cell is not a mine (without saying anything about the neighbours). KnownNotMine means that the cell is not a mine, and a specified number of neighbours are.</text:p>
      <text:p text:style-name="P31">If we are going to make formal statements about the neighbours of a cell, we need a formal definition of which cells are neighbours. mineNeighbours will find all the adjacent coordinates to a coordinate, avoiding any that are outside of the grid. The lines above it are just part of that calculation. Finally, we are also going to need the concept of the number of distinct members of a list – as defined here.</text:p>
      <text:p text:style-name="P36">One thing that is really neat to point out here is a unit test that is defined inline and checked at compile time. distinctCount_test1 is defined with a type that includes distinctCount, the function under test, and the single equals symbol, with a correct value on the other side. This is all part of the type. The type is a proposition – a claim – which you can make even if it isn't true. In order to actually prove that claim, you have to provide a value. There is only one constructor for single equals - called Refl, which is short for reflexivity. It is the proof that for all a, a is equal to a. Assuming distinctCount is implemented correctly, the compiler will simplify the distinctCount [1,2,3,2,3,5,2,7] down to 5. It will then check that Refl has the type 5=5. Since the type of Refl is a=a, this works out for a is 5. So at compile time, the compiler will check this test passes.</text:p>
      <text:p text:style-name="P37"><text:soft-page-break/>When we generated our 8x8 game, the ProofSweeperEngine generated another file called ProofSweeperKnown.idr. It will be different, but similarly structured, for every game. Let's have a look at it now. The gridSize is defined based on whatever size we selected when we created the game. The mineNeighboursForSize is just mineNeighbours partially applied for the grid size. Now we come to MineFact. MineFact is the type of a proposition – a fact – about the mines in a specific cell. It takes two parameters, the coordinate the fact relates to, and the MineProp that is being claimed. So you can create a MineFact type claiming any coordinate is or isn't a mine. However, there are only limited constructors to MineFact, so you can't just construct a value for any MineFact. Let's go down to the bottom of the definition for the simplest axioms. All the axioms say that certain cells are, by definition, not mines, and have a certain number of neighbours that are mines. The first axiom is really simple. It lets us convert between the KnownNotMine form including a number of neighbours into the IsNotMine form.</text:p>
      <text:p text:style-name="P32">The next two axioms are more complicated. AllMinesAccountedFor takes two coordinates, c and cNonMine. Give it a proof that c is a non-mine with a known number of neighbours, plus a list of known mines, and a proof that knownMines is of length equal to the number of known non-mine neighbours, plus a proof that all of the known mines are actually mines, and a proof that all of the known mines are actually neighbours of c, and a proof that cNonMine is a neighbour of c, and a proof that cNonMine is not actually one of the known mines listed. If you give it all that, it will give you a MineFact that the cNonMine is not a mine. This is a good example of how you can define axioms for complicated logical rules. There is also a second axiom, AllNonMinesAccountedFor, that lets you prove in a similar way that a cell is necessarily a mine because a neighbouring known non-mine has enough non-mine neighbours. In a way, it is the opposite to AllMinesAccountedFor.</text:p>
      <text:p text:style-name="P33">At the bottom of the file there are some additional axioms. These are defined in a slightly different way – firstly, a type signature is defined, for example nonMineImpliesNotMine has a type signature that <text:span text:style-name="T28">if the caller supplies a proof that at Coordinate c is a NotMine, then it is not true that at Coordinate c is a mine. So that is the type signature, but how do we prove it? Well, that is actually very hard to do, and it kind of depends on the Haskell program that generates the axioms being correct – so we want to make this an axiom. The believe_me built-in from Idris allows arbitrary types to be cast to each other. The intention of it is that if you have proved something outside of Idris, you can use believe_me to ask the compiler to believe you and make something true by definition – that is, make it an axiom. If you ever use believe_me, you have to be very careful. If you ever make it possible to prove two contradictory things by careless introduction of axioms, then the type safety of the entire system unravels. There is a theorem in logic called the principle of explosion which states that “from falsehood, anything follows”. In Idris, if you can prove both a and not a, for any a, you can prove any statement, whether or not it is correct. The idea of formal verification is that your language should be sound – by sound, I mean that it should not be possible to prove something is true unless it actually is true. So when introducing axioms with believe_me, you should be very careful not to introduce axioms that might lead to contradictions.</text:span></text:p>
      <text:p text:style-name="P38">Another useful axiom introduced the same way is mineOrNot. This tells us that every coordinate is either a mine, or it isn’t a mine. This axiom on its own doesn’t say that a mine can’t be both – although the previous axiom we looked at does imply that. However, mineOrNot does tell us that <text:span text:style-name="T29">every coordinate is either a mine or a non-mine.</text:span></text:p>
      <text:p text:style-name="P50"><text:soft-page-break/><text:span text:style-name="T31">To recap, if you want to formally verify something, the first step is to have the definition of the type of objects you are working with. If you are playing ProofSweeper, or reasoning about existing objects like comparisons of natural numbers, or lists, someone has probably already done this for you and you can step this step.</text:span></text:p>
      <text:p text:style-name="P51">We will now move on to the next step, defining the proposition that needs to hold in the form of a type. In this case, ProofSweeperEngine tells us on screen what type we need to define… we need to define a variable with a type MineFact, including the coordinates and an IsMine or IsNotMine prop at the end. Normally when you are proving things, the name of the variable is up to you – you can think of it as a name for your proof. When playing ProofSweeper, ProofSweeper looks for the proof under a specific name, so you do need to give the variable the exact name ProofSweeper is expecting.</text:p>
      <text:p text:style-name="P51">So let’s jump in to an interactive environment and have a go at defining our proposition. Before I switch across, remember what we said we would formally verify – that cell 2,2 is a mine.</text:p>
      <text:p text:style-name="P52">This is emacs with <text:span text:style-name="T32">Idris mode installed; it will let me validate that the program type checks as we go. A number of different editors have similar support for Idris editing. For anyone who doesn’t like emacs, there is also a very good extension for atom.</text:span></text:p>
      <text:p text:style-name="P52"><text:span text:style-name="T32">So l</text:span>et’s start with a definition of mineAt_2_2. <text:span text:style-name="T32">We just give it a type signature. When we try to compile, the Idris compiler tells us we have a hole – meaning that we have defined the type of something but haven’t provided a definition. If we come back to the Curry – Howard Correspondence, we could also say that we have stated a proposition, but we haven’t proved it yet.</text:span></text:p>
      <text:p text:style-name="P53">So we don’t really care about the implementation – we are only implementing mineAt_2_2 because we want to make it type check. So let’s try the simplest possible thing, and define mineAt_2_2 = mineAt_2_2. The Idris compiler complains that mineAt_2_2 is possibly not total, due to a recursive path. The reason for this is that for a proof to be valid under the Curry – Howard Correspondence, it needs to be total - <text:s/>that is, for every possible input, there needs to be an output that is returned in finite time. We have defined an infinitely recursive function, which does not terminate. This is equivalent to the logical fallacy of begging the question – the proof of mineAt_2_2 is mineAt_2_2.</text:p>
      <text:p text:style-name="P53">Idris is a pure functional programming language, and pure functions have no iterative loops and no concept of exceptions. Pattern matches have to be exhaustive – to cover all cases. So the only way that a function can not be total is if it uses infinite recursion – possibly mutual through several types. If you tell Idris a function is total, Idris will prevent you from doing infinite recursion. It does still allow some recursion, using a rule that an input must be strictly decreasing in size when you recurse. This means that all functions which Idris accepts as total will eventually terminate – although it might take millions of years. Idris will reject some functions which actually are total, so you might sometime have to do extra work to put your recursive functions in a form that Idris can prove will terminate. This prevents us from begging the question, and forces us to actually prove the thing we say we will prove.</text:p>
      <text:p text:style-name="P54">So let’s try again. <text:span text:style-name="T33">Our original hand-wavy proof was to break it out by cases – if 0,2 is a mine, we can prove that 2,2 is a mine, and if 0,2 is not a mine, we can prove that 2,2 is a mine. So let’s define those two proofs as well…</text:span></text:p>
      <text:p text:style-name="P55"><text:soft-page-break/>Notice that we have defined <text:span text:style-name="T34">a function that takes a MineFact and gives us a MineFact</text:span>. <text:span text:style-name="T34">You can think of this as being equivalent to a proposition that if some assumption holds – the assumption being the argument to the function – then the return type proposition is true. So this proposition is that that if 0,2 is a mine, then 2,2 is a mine. If 0,2 is not a mine, then it doesn’t tell us anything about whether 2,2 is a mine. In logic, the proposition we are passing in is called a hypothesis.</text:span></text:p>
      <text:p text:style-name="P56">We have also defined another proposition – subject to the hypothesis that 0,2 is not a mine, 2,2 is a mine.</text:p>
      <text:p text:style-name="P56">Let’s leave these two propositions as holes – as type declarations with no definitions – for now. We will come back later and define them. Once you have declarations – you have stated a proposition, the next step is to prove those propositions by providing a 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8d47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0:28:18.213277086</meta:creation-date>
    <meta:generator>LibreOffice/5.2.7.2$Linux_X86_64 LibreOffice_project/20m0$Build-2</meta:generator>
    <dc:date>2019-04-29T17:03:53.310225615</dc:date>
    <meta:editing-duration>P1DT2H53M1S</meta:editing-duration>
    <meta:editing-cycles>44</meta:editing-cycles>
    <meta:document-statistic meta:table-count="1" meta:image-count="0" meta:object-count="0" meta:page-count="12" meta:paragraph-count="107" meta:word-count="6472" meta:character-count="36113" meta:non-whitespace-character-count="29634"/>
  </office:meta>
</office:document-meta>
</file>